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П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4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П1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4"/>
        </table:table-row>
        <table:table-row table:style-name="ro1">
          <table:covered-table-cell table:style-name="ce4"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table:formula="of:=260*[.E5]" office:value-type="float" office:value="260" calcext:value-type="float">
            <text:p>260</text:p>
          </table:table-cell>
          <table:table-cell table:number-columns-repeated="6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800*[.E5]" office:value-type="float" office:value="800" calcext:value-type="float">
            <text:p>800</text:p>
          </table:table-cell>
          <table:table-cell table:number-columns-repeated="6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5" table:style-name="ce48" office:value-type="float" office:value="220.3128" calcext:value-type="float">
            <text:p>220,31</text:p>
          </table:table-cell>
          <table:table-cell table:number-columns-repeated="2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7" table:style-name="ce36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36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848.1928" calcext:value-type="float">
            <text:p>184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848.1928" calcext:value-type="float">
            <text:p>184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</table:table>
      <table:table table:name="П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П2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7" table:style-name="ce4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7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7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7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4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7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  <table:table-cell table:style-name="ce4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343.1928" calcext:value-type="float">
            <text:p>1343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2182.3496" calcext:value-type="float" table:number-columns-spanned="7" table:number-rows-spanned="1">
            <text:p>12182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2182.3496" calcext:value-type="float" table:number-columns-spanned="7" table:number-rows-spanned="1">
            <text:p>12182,3496</text:p>
          </table:table-cell>
          <table:covered-table-cell table:number-columns-repeated="6"/>
        </table:table-row>
      </table:table>
      <table:table table:name="П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8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3"/>
          <table:table-cell table:style-name="ce50" table:number-columns-repeated="2"/>
          <table:table-cell table:style-name="ce33"/>
          <table:table-cell table:style-name="ce50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8" table:number-rows-spanned="1">
            <text:p>Организационная структура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8" table:number-rows-spanned="1">
            <text:p>П3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8" table:number-rows-spanned="1">
            <text:p>Номера пользователей</text:p>
          </table:table-cell>
          <table:covered-table-cell table:number-columns-repeated="7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8" table:style-name="ce4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8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8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8" office:value-type="string" calcext:value-type="string">
            <text:p>П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8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8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8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8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8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4"/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4"/>
          <table:table-cell table:style-name="ce39" office:value-type="float" office:value="190" calcext:value-type="float" table:number-columns-spanned="2" table:number-rows-spanned="1">
            <text:p>190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8" table:number-rows-spanned="1">
            <text:p>x</text:p>
          </table:table-cell>
          <table:covered-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1343.1928" calcext:value-type="float">
            <text:p>1343,1928</text:p>
          </table:table-cell>
          <table:table-cell table:formula="of:=[.H11]+[.H13]+[.H15]+[.H17]+[.H18]+[.H19]+[.H21]+[.H23]" office:value-type="float" office:value="2038.1928" calcext:value-type="float">
            <text:p>2038,1928</text:p>
          </table:table-cell>
          <table:table-cell table:formula="of:=[.I11]+[.I13]+[.I15]+[.I17]+[.I18]+[.I19]+[.I21]+[.I23]" office:value-type="float" office:value="1343.1928" calcext:value-type="float">
            <text:p>1343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1343.1928" calcext:value-type="float">
            <text:p>134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L25])" office:value-type="float" office:value="12830.5424" calcext:value-type="float" table:number-columns-spanned="8" table:number-rows-spanned="1">
            <text:p>12830,5424</text:p>
          </table:table-cell>
          <table:covered-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2830.5424" calcext:value-type="float" table:number-columns-spanned="8" table:number-rows-spanned="1">
            <text:p>12830,5424</text:p>
          </table:table-cell>
          <table:covered-table-cell table:number-columns-repeated="7"/>
        </table:table-row>
      </table:table>
      <table:table table:name="П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П4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4" calcext:value-type="float">
            <text:p>4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Пилот 2T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/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style-name="ce4"/>
          <table:covered-table-cell table:style-name="ce39"/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style-name="ce39"/>
          <table:covered-table-cell table:style-name="ce4"/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581.1928" calcext:value-type="float">
            <text:p>2581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1343.1928" calcext:value-type="float">
            <text:p>1343,1928</text:p>
          </table:table-cell>
          <table:table-cell table:formula="of:=[.H11]+[.H13]+[.H15]+[.H17]+[.H18]+[.H19]+[.H21]+[.H23]" office:value-type="float" office:value="2581.1928" calcext:value-type="float">
            <text:p>2581,1928</text:p>
          </table:table-cell>
          <table:table-cell table:formula="of:=[.I11]+[.I13]+[.I15]+[.I17]+[.I18]+[.I19]+[.I21]+[.I23]" office:value-type="float" office:value="1343.1928" calcext:value-type="float">
            <text:p>1343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581.1928" calcext:value-type="float">
            <text:p>2581,1928</text:p>
          </table:table-cell>
          <table:table-cell table:formula="of:=[.L11]+[.L13]+[.L15]+[.L17]+[.L18]+[.L19]+[.L21]+[.L23]" office:value-type="float" office:value="1343.1928" calcext:value-type="float">
            <text:p>1343,1928</text:p>
          </table:table-cell>
          <table:table-cell table:formula="of:=[.M11]+[.M13]+[.M15]+[.M17]+[.M18]+[.M19]+[.M21]+[.M23]" office:value-type="float" office:value="1343.1928" calcext:value-type="float">
            <text:p>134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15802.7352" calcext:value-type="float" table:number-columns-spanned="9" table:number-rows-spanned="1">
            <text:p>15802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5802.7352" calcext:value-type="float" table:number-columns-spanned="9" table:number-rows-spanned="1">
            <text:p>15802,7352</text:p>
          </table:table-cell>
          <table:covered-table-cell table:number-columns-repeated="8"/>
        </table:table-row>
      </table:table>
      <table:table table:name="П5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П5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5" calcext:value-type="float">
            <text:p>5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39" office:value-type="float" office:value="190" calcext:value-type="float" table:number-columns-spanned="6" table:number-rows-spanned="1">
            <text:p>190</text:p>
          </table:table-cell>
          <table:covered-table-cell table:style-name="ce4"/>
          <table:covered-table-cell table:style-name="ce39"/>
          <table:covered-table-cell table:style-name="ce4"/>
          <table:covered-table-cell table:style-name="ce39"/>
          <table:covered-table-cell table:style-name="ce4"/>
          <table:table-cell table:style-name="ce39" office:value-type="float" office:value="190" calcext:value-type="float" table:number-columns-spanned="3" table:number-rows-spanned="1">
            <text:p>190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1343.1928" calcext:value-type="float">
            <text:p>1343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1343.1928" calcext:value-type="float">
            <text:p>1343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1343.1928" calcext:value-type="float">
            <text:p>1343,1928</text:p>
          </table:table-cell>
          <table:table-cell table:formula="of:=[.M11]+[.M13]+[.M15]+[.M17]+[.M18]+[.M19]+[.M21]+[.M23]" office:value-type="float" office:value="1343.1928" calcext:value-type="float">
            <text:p>134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13983.7352" calcext:value-type="float" table:number-columns-spanned="9" table:number-rows-spanned="1">
            <text:p>13983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3983.7352" calcext:value-type="float" table:number-columns-spanned="9" table:number-rows-spanned="1">
            <text:p>13983,7352</text:p>
          </table:table-cell>
          <table:covered-table-cell table:number-columns-repeated="8"/>
        </table:table-row>
      </table:table>
      <table:table table:name="С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1" table:number-rows-spanned="3">
            <text:p>Сервер</text:p>
          </table:table-cell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4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[.E11]+[.E13]+[.E15]+[.E17]+[.E18]+[.E19]+[.E21]+[.E23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[.E26]+[.E27]" office:value-type="float" office:value="765" calcext:value-type="float">
            <text:p>765</text:p>
          </table:table-cell>
        </table:table-row>
      </table:table>
      <table:table table:name="s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1" table:number-rows-spanned="3">
            <text:p>Итого</text:p>
          </table:table-cell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table:formula="of:=SUM([$П1.E11:.K11])+SUM([$П2.E11:.K11])+SUM([$П3.E11:.L11])+SUM([$П4.E11:.M11])+SUM([$П5.E11:.M11])+[$С1.E11]" office:value-type="float" office:value="10660" calcext:value-type="float">
            <text:p>10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SUM([$П1.E13:.K13])+SUM([$П2.E13:.K13])+SUM([$П3.E13:.L13])+SUM([$П4.E13:.M13])+SUM([$П5.E13:.M13])+[$С1.E13]"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4" table:formula="of:=SUM([$П1.E21:.K21])+SUM([$П2.E21:.K21])+SUM([$П3.E21:.L21])+SUM([$П4.E21:.M21])+SUM([$П5.E21:.M21])+[$С1.E21]" office:value-type="float" office:value="12234" calcext:value-type="float">
            <text:p>12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" table:formula="of:=SUM([$П1.E23:.K23])+SUM([$П2.E23:.K23])+SUM([$П3.E23:.L23])+SUM([$П4.E23:.M23])+SUM([$П5.E23:.M23])+[$С1.E23]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SUM([$П1.E25:.K25])+SUM([$П2.E25:.K25])+SUM([$П3.E25:.L25])+SUM([$П4.E25:.M25])+SUM([$П5.E25:.M25])+[$С1.E25]" office:value-type="float" office:value="68496.712" calcext:value-type="float">
            <text:p>68496,7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$П1.E26:.K26])+SUM([$П2.E26:.K26])+SUM([$П3.E26:.L26])+SUM([$П4.E26:.M26])+SUM([$П5.E26:.M26])+[$С1.E26]" office:value-type="float" office:value="68496.712" calcext:value-type="float">
            <text:p>68496,7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SUM([$П1.E27:.K27])+SUM([$П2.E27:.K27])+SUM([$П3.E27:.L27])+SUM([$П4.E27:.M27])+SUM([$П5.E27:.M27])+[$С1.E27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SUM([$П1.E28:.K28])+SUM([$П2.E28:.K28])+SUM([$П3.E28:.L28])+SUM([$П4.E28:.M28])+SUM([$П5.E28:.M28])+[$С1.E28]" office:value-type="float" office:value="69261.712" calcext:value-type="float">
            <text:p>69261,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2:50:54.0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2:57:15.882000000</dc:date>
    <meta:editing-duration>PT4H18M38S</meta:editing-duration>
    <meta:editing-cycles>21</meta:editing-cycles>
    <meta:generator>LibreOffice/7.3.0.3$Windows_X86_64 LibreOffice_project/0f246aa12d0eee4a0f7adcefbf7c878fc2238db3</meta:generator>
    <meta:document-statistic meta:table-count="7" meta:cell-count="1252" meta:object-count="0"/>
  </office:meta>
</office:document-meta>
</file>